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-3.1.1</text:p>
      <text:p text:style-name="Preformatted_20_Text">SELECT COUNT(*) </text:p>
      <text:p text:style-name="Preformatted_20_Text"><text:tab/>AS "No. Records in LECTURING"</text:p>
      <text:p text:style-name="Preformatted_20_Text">FROM lecturing</text:p>
      <text:p text:style-name="Preformatted_20_Text">;</text:p>
      <text:p text:style-name="Preformatted_20_Text">SELECT COUNT(*) </text:p>
      <text:p text:style-name="Preformatted_20_Text"><text:tab/>AS "No. Records in COURSES"</text:p>
      <text:p text:style-name="Preformatted_20_Text">FROM courses</text:p>
      <text:p text:style-name="Preformatted_20_Text">;</text:p>
      <text:p text:style-name="Preformatted_20_Text">SELECT COUNT(*) </text:p>
      <text:p text:style-name="Preformatted_20_Text"><text:tab/>AS "No. Records in STAFF"</text:p>
      <text:p text:style-name="Preformatted_20_Text">FROM staff</text:p>
      <text:p text:style-name="Preformatted_20_Text">;</text:p>
      <text:p text:style-name="Preformatted_20_Text"/>
      <text:p text:style-name="Preformatted_20_Text">--3.1.2</text:p>
      <text:p text:style-name="Preformatted_20_Text">SELECT sid, firstname, lastname</text:p>
      <text:p text:style-name="Preformatted_20_Text">FROM staff</text:p>
      <text:p text:style-name="Preformatted_20_Text">WHERE office &gt; 199</text:p>
      <text:p text:style-name="Preformatted_20_Text">;</text:p>
      <text:p text:style-name="Preformatted_20_Text"/>
      <text:p text:style-name="Preformatted_20_Text">--3.1.3</text:p>
      <text:p text:style-name="Preformatted_20_Text">SELECT office, phone, lastname</text:p>
      <text:p text:style-name="Preformatted_20_Text">FROM staff</text:p>
      <text:p text:style-name="Preformatted_20_Text">WHERE firstname = 'Mark'</text:p>
      <text:p text:style-name="Preformatted_20_Text">;</text:p>
      <text:p text:style-name="Preformatted_20_Text"/>
      <text:p text:style-name="Preformatted_20_Text">--3.1.4</text:p>
      <text:p text:style-name="Preformatted_20_Text">SELECT firstname, lastname, phone</text:p>
      <text:p text:style-name="Preformatted_20_Text">FROM staff</text:p>
      <text:p text:style-name="Preformatted_20_Text">WHERE office &gt; 100</text:p>
      <text:p text:style-name="Preformatted_20_Text">ORDER BY firstname DESC</text:p>
      <text:p text:style-name="Preformatted_20_Text">;</text:p>
      <text:p text:style-name="Preformatted_20_Text"/>
      <text:p text:style-name="Preformatted_20_Text">--3.1.5</text:p>
      <text:p text:style-name="Preformatted_20_Text">SELECT sid</text:p>
      <text:p text:style-name="Preformatted_20_Text">FROM staff</text:p>
      <text:p text:style-name="Preformatted_20_Text">WHERE title &lt;&gt; 'Prof'</text:p>
      <text:p text:style-name="Preformatted_20_Text">ORDER BY sid</text:p>
      <text:p text:style-name="Preformatted_20_Text">;</text:p>
      <text:p text:style-name="Preformatted_20_Text"/>
      <text:p text:style-name="Preformatted_20_Text">--3.2.1</text:p>
      <text:p text:style-name="Preformatted_20_Text">SELECT cid</text:p>
      <text:p text:style-name="Preformatted_20_Text">FROM courses</text:p>
      <text:p text:style-name="Preformatted_20_Text">WHERE level &gt; 1 AND level &lt; 4 AND semester = 1</text:p>
      <text:p text:style-name="Preformatted_20_Text">;</text:p>
      <text:p text:style-name="Preformatted_20_Text"/>
      <text:p text:style-name="Preformatted_20_Text">--3.2.2</text:p>
      <text:p text:style-name="Preformatted_20_Text">SELECT firstname, lastname, office, phone</text:p>
      <text:p text:style-name="Preformatted_20_Text">FROM staff</text:p>
      <text:p text:style-name="Preformatted_20_Text">WHERE phone IS NULL </text:p>
      <text:p text:style-name="Preformatted_20_Text"><text:tab/>AND office IS NOT NULL</text:p>
      <text:p text:style-name="Preformatted_20_Text">;</text:p>
      <text:p text:style-name="Preformatted_20_Text"/>
      <text:p text:style-name="Preformatted_20_Text">--3.2.3</text:p>
      <text:p text:style-name="Preformatted_20_Text">SELECT *</text:p>
      <text:p text:style-name="Preformatted_20_Text">FROM lecturing</text:p>
      <text:p text:style-name="Preformatted_20_Text">WHERE year = 2000 OR year &gt;= 2002</text:p>
      <text:p text:style-name="Preformatted_20_Text">ORDER BY cid</text:p>
      <text:p text:style-name="Preformatted_20_Text">;</text:p>
      <text:p text:style-name="Preformatted_20_Text"/>
      <text:p text:style-name="Preformatted_20_Text"/>
      <text:p text:style-name="Preformatted_20_Text"/>
      <text:p text:style-name="Preformatted_20_Text">--3.2.4a</text:p>
      <text:p text:style-name="Preformatted_20_Text">SELECT firstname,lastname,office</text:p>
      <text:p text:style-name="Preformatted_20_Text">FROM staff</text:p>
      <text:p text:style-name="Preformatted_20_Text">WHERE office IN (</text:p>
      <text:p text:style-name="Preformatted_20_Text"><text:tab/>SELECT office</text:p>
      <text:p text:style-name="Preformatted_20_Text"><text:tab/>FROM staff</text:p>
      <text:p text:style-name="Preformatted_20_Text"><text:tab/>WHERE office IS NOT <text:s/>NULL</text:p>
      <text:p text:style-name="Preformatted_20_Text"><text:tab/>GROUP BY office</text:p>
      <text:p text:style-name="Preformatted_20_Text"><text:tab/>HAVING COUNT(*) &gt; 1</text:p>
      <text:p text:style-name="Preformatted_20_Text">)</text:p>
      <text:p text:style-name="Preformatted_20_Text">ORDER BY office</text:p>
      <text:p text:style-name="Preformatted_20_Text">;</text:p>
      <text:p text:style-name="Preformatted_20_Text"/>
      <text:p text:style-name="Preformatted_20_Text">--3.2.4b</text:p>
      <text:p text:style-name="Preformatted_20_Text">SELECT office</text:p>
      <text:p text:style-name="Preformatted_20_Text">FROM staff</text:p>
      <text:p text:style-name="Preformatted_20_Text">WHERE office IS NOT NULL</text:p>
      <text:p text:style-name="Preformatted_20_Text">EXCEPT ALL</text:p>
      <text:p text:style-name="Preformatted_20_Text">SELECT DISTINCT office</text:p>
      <text:p text:style-name="Preformatted_20_Text">FROM staff</text:p>
      <text:p text:style-name="Preformatted_20_Text">ORDER BY office</text:p>
      <text:p text:style-name="Preformatted_20_Text">;</text:p>
      <text:p text:style-name="Preformatted_20_Text"/>
      <text:p text:style-name="Preformatted_20_Text">--3.2.5</text:p>
      <text:p text:style-name="Preformatted_20_Text">SELECT cid,AVG(numbers) </text:p>
      <text:p text:style-name="Preformatted_20_Text"><text:tab/><text:tab/>AS "Average Numbers" ,</text:p>
      <text:p text:style-name="Preformatted_20_Text"><text:tab/>MAX(year) AS "Last Year Given"</text:p>
      <text:p text:style-name="Preformatted_20_Text">FROM lecturing</text:p>
      <text:p text:style-name="Preformatted_20_Text">WHERE year &gt; 2000</text:p>
      <text:p text:style-name="Preformatted_20_Text">GROUP BY cid</text:p>
      <text:p text:style-name="Preformatted_20_Text">ORDER BY cid</text:p>
      <text:p text:style-name="Preformatted_20_Text">;</text:p>
      <text:p text:style-name="Preformatted_20_Text"/>
      <text:p text:style-name="Preformatted_20_Text">--3.2.6</text:p>
      <text:p text:style-name="Preformatted_20_Text">SELECT cid, AVG(numbers) </text:p>
      <text:p text:style-name="Preformatted_20_Text"><text:tab/><text:tab/>AS "Average Numbers",</text:p>
      <text:p text:style-name="Preformatted_20_Text"><text:tab/>MAX(year) AS "Last Year Given",</text:p>
      <text:p text:style-name="Preformatted_20_Text"><text:tab/>COUNT(sid) AS "No. Lecturers"</text:p>
      <text:p text:style-name="Preformatted_20_Text">FROM lecturing</text:p>
      <text:p text:style-name="Preformatted_20_Text">WHERE year &gt; 2000</text:p>
      <text:p text:style-name="Preformatted_20_Text">GROUP BY cid</text:p>
      <text:p text:style-name="Preformatted_20_Text">HAVING COUNT(sid) &gt; 1</text:p>
      <text:p text:style-name="Preformatted_20_Text">ORDER BY cid</text:p>
      <text:p text:style-name="Preformatted_20_Text">;</text:p>
      <text:p text:style-name="Preformatted_20_Text"/>
      <text:p text:style-name="Preformatted_20_Text">--3.2.7</text:p>
      <text:p text:style-name="Preformatted_20_Text">SELECT bc, MIN(mark)</text:p>
      <text:p text:style-name="Preformatted_20_Text">FROM allmarks04</text:p>
      <text:p text:style-name="Preformatted_20_Text">WHERE mark &gt;= 40</text:p>
      <text:p text:style-name="Preformatted_20_Text">GROUP BY bc</text:p>
      <text:p text:style-name="Preformatted_20_Text">HAVING MIN(mark) &gt; 5 + </text:p>
      <text:p text:style-name="Preformatted_20_Text"><text:tab/>(SELECT AVG(mark) FROM allmarks04)</text:p>
      <text:p text:style-name="Preformatted_20_Text"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AR PL UMing H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1" meta:word-count="282" meta:character-count="1471" meta:non-whitespace-character-count="1278"/>
    <dc:date>2013-10-24T15:50:05</dc:date>
    <meta:generator>LibreOffice/3.4$Unix LibreOffice_project/340m1$Build-302</meta:generator>
  </office:meta>
</office:document-meta>
</file>